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BC8EDB96504308EA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827cm, 11.493cm, 23.463cm, 7.90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087cm" svg:height="22.4cm" svg:x="1.092cm" svg:y="1.991cm">
          <draw:image xlink:href="Pictures/10000000000005E8000007E0BC8EDB96504308EA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07T14:37:23.690362979</dc:date>
    <meta:editing-duration>PT3M31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